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30000002137E8D83EF.png"/>
  <manifest:file-entry manifest:media-type="" manifest:full-path="Pictures/2000000D0000044D0000044D7B9A8B55.svm"/>
  <manifest:file-entry manifest:media-type="" manifest:full-path="Pictures/20000013000004E3000004E3677525F4.svm"/>
  <manifest:file-entry manifest:media-type="image/png" manifest:full-path="Pictures/10000201000005180000033E252E1539.png"/>
  <manifest:file-entry manifest:media-type="" manifest:full-path="Pictures/200000190000044D0000044D0D2910BD.svm"/>
  <manifest:file-entry manifest:media-type="" manifest:full-path="Pictures/2000000D0000044D0000044D88EC4053.svm"/>
  <manifest:file-entry manifest:media-type="" manifest:full-path="Pictures/200000190000044D0000044DFB746432.svm"/>
  <manifest:file-entry manifest:media-type="" manifest:full-path="Pictures/200000C40000125D00000F9294A1D933.svm"/>
  <manifest:file-entry manifest:media-type="" manifest:full-path="Pictures/200003B7000023C000001B359BC1BFBC.svm"/>
  <manifest:file-entry manifest:media-type="" manifest:full-path="Pictures/200000190000044D0000044D1A1A06AC.svm"/>
  <manifest:file-entry manifest:media-type="" manifest:full-path="Pictures/200000190000044D0000044D969915EE.svm"/>
  <manifest:file-entry manifest:media-type="image/png" manifest:full-path="Pictures/1000020100000500000003BE557FD67C.png"/>
  <manifest:file-entry manifest:media-type="image/png" manifest:full-path="Pictures/10000201000007E0000005CEE8CF9F2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b2b2b2"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b2b2b2" fo:padding="0.097cm" fo:border="0.002cm solid #000000">
        <style:background-image/>
      </style:table-cell-properties>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C5"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808080"/>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Grafik" style:master-page-name="">
      <style:paragraph-properties style:page-number="auto"/>
    </style:style>
    <style:style style:name="P8" style:family="paragraph" style:parent-style-name="Grafik" style:master-page-name="">
      <style:paragraph-properties fo:orphans="0" fo:widows="0" style:page-number="auto"/>
    </style:style>
    <style:style style:name="P9" style:family="paragraph" style:parent-style-name="Grafik" style:master-page-name="">
      <style:paragraph-properties fo:orphans="0" fo:widows="0" style:page-number="auto" fo:keep-with-next="auto"/>
    </style:style>
    <style:style style:name="P10" style:family="paragraph" style:parent-style-name="Opa">
      <style:paragraph-properties fo:text-align="center" style:justify-single-word="false"/>
    </style:style>
    <style:style style:name="P11" style:family="paragraph" style:parent-style-name="Standard">
      <style:paragraph-properties fo:keep-with-next="always"/>
    </style:style>
    <style:style style:name="P12" style:family="paragraph" style:parent-style-name="Table_20_Contents">
      <style:paragraph-properties fo:text-align="start" style:justify-single-word="false"/>
    </style:style>
    <style:style style:name="P13" style:family="paragraph" style:parent-style-name="Table_20_Heading">
      <style:paragraph-properties fo:text-align="start" style:justify-single-word="false"/>
    </style:style>
    <style:style style:name="P14" style:family="paragraph" style:parent-style-name="Text_20_body">
      <style:paragraph-properties fo:text-align="start" style:justify-single-word="false"/>
      <style:text-properties style:font-name="JetBrainsMono" fo:font-size="10pt"/>
    </style:style>
    <style:style style:name="P15" style:family="paragraph" style:parent-style-name="Titelbild">
      <style:text-properties fo:color="#808080" fo:font-size="9pt" style:font-size-asian="9pt" style:font-size-complex="9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761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1">
      <style:paragraph-properties fo:text-align="start" style:justify-single-word="false"/>
    </style:style>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8"/>
    <style:style style:name="P28" style:family="paragraph" style:parent-style-name="Standard" style:list-style-name="L4" style:master-page-name="">
      <style:paragraph-properties style:page-number="auto" fo:padding="0cm" fo:border="none" style:shadow="none" style:join-border="false"/>
    </style:style>
    <style:style style:name="P29" style:family="paragraph" style:parent-style-name="Standard" style:list-style-name="L4">
      <style:paragraph-properties fo:padding="0.074cm" fo:border-left="none" fo:border-right="none" fo:border-top="none" fo:border-bottom="0.002cm solid #000000" style:join-border="false"/>
    </style:style>
    <style:style style:name="P30" style:family="paragraph" style:parent-style-name="Standard" style:list-style-name="L4">
      <style:paragraph-properties fo:padding="0cm" fo:border="none" style:shadow="none" style:join-border="false"/>
    </style:style>
    <style:style style:name="P31" style:family="paragraph" style:parent-style-name="Heading_20_2">
      <style:text-properties fo:font-weight="bold" style:font-weight-asian="bold" style:font-weight-complex="bold"/>
    </style:style>
    <style:style style:name="P32" style:family="paragraph" style:parent-style-name="Heading_20_2">
      <style:paragraph-properties fo:margin-top="0.3cm" fo:margin-bottom="0.3cm" fo:text-align="justify" style:justify-single-word="false" fo:orphans="2" fo:widows="2" fo:hyphenation-ladder-count="no-limit" fo:keep-with-next="always"/>
      <style:text-properties fo:hyphenate="true" fo:hyphenation-remain-char-count="2" fo:hyphenation-push-char-count="2"/>
    </style:style>
    <style:style style:name="T1" style:family="text">
      <style:text-properties fo:font-weight="normal" style:font-weight-asian="normal" style:font-weight-complex="normal"/>
    </style:style>
    <style:style style:name="T2" style:family="text">
      <style:text-properties style:font-name="JetBrains Mono"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 style:family="text">
      <style:text-properties style:font-name="JetBrainsMono" fo:font-size="10pt"/>
    </style:style>
    <style:style style:name="T4" style:family="text">
      <style:text-properties style:text-position="sub 58%"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VEGA ***</text:p>
      <text:p text:style-name="P1">Ein Strategiespiel für 2-6 Spieler</text:p>
      <text:p text:style-name="P1">(C) 1989-2024 Michael Schweitzer</text:p>
      <text:p text:style-name="Titelbild"/>
      <text:p text:style-name="P15">VEGA <text:s text:c="12"/>` <text:s text:c="4"/>` <text:s text:c="3"/>` <text:s text:c="3"/>` <text:s text:c="5"/>` <text:s text:c="3"/>` <text:s text:c="3"/>` <text:s text:c="3"/>` <text:s/>` <text:s text:c="2"/>` </text:p>
      <text:p text:style-name="P15"><text:s/>` <text:s text:c="2"/>` <text:s text:c="3"/>` <text:s text:c="4"/>` <text:s text:c="10"/>` <text:s text:c="10"/>` <text:s text:c="8"/>` <text:s text:c="9"/>jj.wwg@#@4k. <text:s/></text:p>
      <text:p text:style-name="P15"><text:s text:c="18"/>` <text:s text:c="3"/>` <text:s text:c="8"/>` <text:s text:c="10"/>` <text:s text:c="8"/>.,;!'` Qyxsj#@Qm </text:p>
      <text:p text:style-name="P15">` <text:s text:c="4"/>` <text:s text:c="3"/>` <text:s text:c="2"/>` <text:s text:c="28"/>` <text:s text:c="4"/>.j!''`.` `..Q@$h$$@` </text:p>
      <text:p text:style-name="P15"><text:s text:c="5"/>` <text:s text:c="3"/>` <text:s text:c="4"/>` ` <text:s text:c="3"/>` <text:s text:c="3"/>` <text:s text:c="3"/>` <text:s text:c="5"/>` <text:s text:c="4"/>`..!|:. jJ"^s, `..7@$$Qk </text:p>
      <text:p text:style-name="P15"><text:s/>` <text:s text:c="42"/>.z|`.``..b.jaoud,..j.7Qk <text:s text:c="2"/>` </text:p>
      <text:p text:style-name="P15"><text:s text:c="15"/>` <text:s/>` <text:s text:c="3"/>` <text:s text:c="3"/>` <text:s text:c="3"/>` <text:s text:c="7"/>..T;::..``..pJ$Xoooa :!xgk <text:s text:c="2"/>` </text:p>
      <text:p text:style-name="P15">` <text:s text:c="3"/>` <text:s text:c="3"/>` <text:s text:c="5"/>` <text:s text:c="15"/>.jj, <text:s/>.jl:``````````3yqSooo3.vzwt </text:p>
      <text:p text:style-name="P15"><text:s text:c="6"/>` <text:s text:c="17"/>` <text:s text:c="3"/>..g@@@@@ggl:''`'`''`'''`'.=&amp;gwZvoa2` </text:p>
      <text:p text:style-name="P15"><text:s/>` <text:s text:c="8"/>` <text:s text:c="2"/>` <text:s/>` <text:s text:c="3"/>` <text:s text:c="3"/>j2@@###$#$g@.:::'`'':'':'`:':::jxogP </text:p>
      <text:p text:style-name="P15"><text:s text:c="5"/>` <text:s text:c="3"/>` <text:s text:c="4"/>` <text:s text:c="6"/>` .@@@X$$$$@g8l:;''':''::''`'':::!uxq@l </text:p>
      <text:p text:style-name="P15">` <text:s text:c="15"/>` <text:s text:c="5"/>j2@@$$qg#@gMu:::'::':':!''`':`::jxqpl <text:s text:c="11"/>` </text:p>
      <text:p text:style-name="P15"><text:s text:c="5"/>` <text:s text:c="4"/>` <text:s text:c="2"/>` <text:s text:c="6"/>.@@QgpP` <text:s/>.k||!:::::':':::`:.::jxq2n <text:s/>` <text:s text:c="9"/>` </text:p>
      <text:p text:style-name="P15"><text:s/>` <text:s text:c="7"/>` <text:s text:c="6"/>` <text:s/>.2@@@P` <text:s text:c="3"/>jCv|,,,!::::::```:.jxzwH` <text:s text:c="5"/>` <text:s text:c="2"/>` </text:p>
      <text:p text:style-name="P15"><text:s text:c="5"/>` <text:s text:c="8"/>` <text:s/>` .@@@l <text:s text:c="5"/>Jn||i!,,!!:`:`.::j|agZF </text:p>
      <text:p text:style-name="P15">` <text:s text:c="17"/>.@R <text:s text:c="7"/>jox||i,,::;:::!j2@#@E <text:s text:c="3"/>` </text:p>
      <text:p text:style-name="P15"><text:s text:c="5"/>` <text:s text:c="3"/>` <text:s text:c="3"/>` ` = ..jjjj, jpvxxx"xvvxxcsj@@$$pQI ` </text:p>
      <text:p text:style-name="P15"><text:s/>` <text:s text:c="8"/>` `` <text:s/>j.qgpRsjuz|Yg.5paojaagpA^@@$XX#g@t <text:s text:c="2"/>` </text:p>
      <text:p text:style-name="P15"><text:s text:c="5"/>` ` <text:s text:c="6"/>.q#Q8xzgpT <text:s text:c="4"/>4.3PT=' <text:s text:c="3"/>.@$h#$@@t <text:s text:c="4"/>` <text:s text:c="16"/>` </text:p>
      <text:p text:style-name="P15">` <text:s text:c="9"/>` .@@@@sJo2l <text:s text:c="5"/>.im <text:s text:c="6"/>.@$$#$@@P <text:s text:c="8"/>` </text:p>
      <text:p text:style-name="P15"><text:s text:c="5"/>` ` <text:s text:c="2"/>.@$@gE.nuF <text:s text:c="4"/>..5!jk <text:s text:c="4"/>.@###p@@l <text:s text:c="2"/>` <text:s text:c="4"/>` <text:s text:c="11"/>` </text:p>
      <text:p text:style-name="P15"><text:s/>` <text:s text:c="5"/>` .@@$qFjv2` <text:s text:c="2"/>..Zn;:j@ <text:s text:c="2"/>..@$pg@PT <text:s text:c="6"/>` <text:s text:c="10"/>` <text:s text:c="8"/>` </text:p>
      <text:p text:style-name="P15"><text:s text:c="5"/>` <text:s/>.@$eKqk.iZ ..!n!|'ujQm <text:s/>.@@@pPT <text:s text:c="15"/>` </text:p>
      <text:p text:style-name="P15">` <text:s/>` <text:s text:c="2"/>.@@$Xgm.|;:!:|':jz@p@F .@MP` <text:s text:c="4"/>` <text:s/>` ` <text:s text:c="3"/>` <text:s text:c="3"/>` <text:s/>` </text:p>
      <text:p text:style-name="P15"><text:s text:c="2"/>` <text:s text:c="2"/>.@@##Qm `:jjjwW$#pgpP <text:s text:c="17"/>` <text:s text:c="3"/>` </text:p>
      <text:p text:style-name="P15"><text:s text:c="2"/>` <text:s/>.@@kh###D#VyyppogpP` <text:s text:c="2"/>` <text:s text:c="10"/>` <text:s text:c="13"/>` <text:s/>` </text:p>
      <text:p text:style-name="P15">` <text:s text:c="2"/>.@$kh#opV#pppgpHT` <text:s text:c="5"/>` <text:s text:c="3"/>` <text:s text:c="5"/>` <text:s text:c="15"/>` <text:s text:c="8"/>` </text:p>
      <text:p text:style-name="P15"><text:s text:c="3"/>.@$#k3f#gg#H=' <text:s text:c="15"/>` <text:s text:c="10"/>` <text:s text:c="3"/>` <text:s text:c="3"/>` <text:s text:c="2"/>` <text:s text:c="11"/>` <text:s text:c="3"/></text:p>
      <text:p text:style-name="P15"><text:s text:c="3"/>@@$@8PT' <text:s text:c="10"/>` <text:s text:c="4"/>` <text:s text:c="3"/>` <text:s text:c="5"/>` <text:s text:c="15"/>(c) 1989-2024</text:p>
      <text:p text:style-name="P15">` <text:s text:c="13"/>` <text:s/>` <text:s text:c="3"/>` <text:s text:c="20"/>` <text:s text:c="3"/>` <text:s text:c="3"/>Michael Schweitzer</text:p>
      <text:p text:style-name="P2"/>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xml:id="list8454091807302833666" text:style-name="L1">
        <text:list-item>
          <text:p text:style-name="P19">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19">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19">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19">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20">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20">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6">Inhaltsverzeichnis</text:p>
          </text:index-title>
          <text:p text:style-name="P17"><text:s/>1 Übersicht<text:tab/>3</text:p>
          <text:p text:style-name="P17"><text:s/>2 Spielregeln<text:tab/>4</text:p>
          <text:p text:style-name="P18"><text:s/>2.1 Spielablauf<text:tab/>4</text:p>
          <text:p text:style-name="P18"><text:s/>2.2 Spielfeld<text:tab/>4</text:p>
          <text:p text:style-name="P18"><text:s/>2.3 Raumschiffe<text:tab/>4</text:p>
          <text:p text:style-name="P18"><text:s/>2.4 Planeten<text:tab/>7</text:p>
          <text:p text:style-name="P18"><text:s/>2.5 Planeten erobern und verteidigen<text:tab/>9</text:p>
          <text:p text:style-name="P18"><text:s/>2.6 Bündnisse<text:tab/>9</text:p>
          <text:p text:style-name="P18"><text:s/>2.7 Sichtbare und unsichtbare Informationen<text:tab/>10</text:p>
          <text:p text:style-name="P18"><text:s/>2.8 Jahresauswertung<text:tab/>10</text:p>
          <text:p text:style-name="P18"><text:s/>2.9 Punktewertung<text:tab/>10</text:p>
          <text:p text:style-name="P17"><text:s/>3 Spielmodi<text:tab/>11</text:p>
          <text:p text:style-name="P18"><text:s/>3.1 Hot Seat<text:tab/>11</text:p>
          <text:p text:style-name="P18"><text:s/>3.2 E-Mail-Spiel<text:tab/>11</text:p>
          <text:p text:style-name="P18"><text:s/>3.3 Server-Spiel<text:tab/>11</text:p>
          <text:p text:style-name="P17"><text:s/>4 Bedienung und Einstellungen<text:tab/>12</text:p>
          <text:p text:style-name="P18"><text:s/>4.1 Der VEGA-Bildschirm<text:tab/>12</text:p>
          <text:p text:style-name="P18"><text:s/>4.2 Die Menüliste<text:tab/>13</text:p>
          <text:p text:style-name="P18"><text:s/>4.3 Spielparameter<text:tab/>14</text:p>
          <text:p text:style-name="P18"><text:s/>4.4 Hauptmenü<text:tab/>14</text:p>
          <text:p text:style-name="P18"><text:s/>4.5 Zugeingabe<text:tab/>15</text:p>
          <text:p text:style-name="P17"><text:s/>5 Systemanforderungen, Installation und Ausführung<text:tab/>16</text:p>
          <text:p text:style-name="P17"><text:s/>6 Der VEGA Webserver<text:tab/>17</text:p>
          <text:p text:style-name="P17"><text:s/>7 VEGA Display<text:tab/>18</text:p>
          <text:p text:style-name="P17"><text:s/>8 VEGA Server<text:tab/>19</text:p>
          <text:p text:style-name="P18"><text:s/>8.1 Funktionsweise<text:tab/>19</text:p>
          <text:p text:style-name="P18"><text:s/>8.2 Einrichten eines VEGA Servers<text:tab/>19</text:p>
          <text:p text:style-name="P18"><text:s/>8.3 Verwalten eines VEGA Servers<text:tab/>20</text:p>
          <text:p text:style-name="P18"><text:s/>8.4 User anlegen<text:tab/>20</text:p>
          <text:p text:style-name="P18"><text:s/>8.5 User ändern<text:tab/>20</text:p>
          <text:p text:style-name="P18"><text:s/>8.6 User löschen<text:tab/>21</text:p>
          <text:p text:style-name="P18"><text:s/>8.7 Tipps und Tricks für den Server-Admin<text:tab/>21</text:p>
          <text:p text:style-name="P18"><text:s/>8.8 Serverbasierte Spiele initiieren und spielen<text:tab/>21</text:p>
          <text:p text:style-name="P17"><text:s/>9 VEGA-Historie (oder: "Opa erzählt von damals")<text:tab/>22</text:p>
          <text:p text:style-name="P17"><text:s/>10 Abschließende Worte<text:tab/>23</text:p>
        </text:index-body>
      </text:table-of-content>
      <text:h text:style-name="Heading_20_1" text:outline-level="1"><text:bookmark-start text:name="__RefNumPara__3848_984021074"/><text:soft-page-break/>Übersicht<text:bookmark-end text:name="__RefNumPara__3848_984021074"/></text:h>
      <text:p text:style-name="P7"><draw:frame draw:style-name="fr1" draw:name="Grafik1" text:anchor-type="paragraph" svg:width="17cm" svg:height="12.543cm" draw:z-index="0"><draw:image xlink:href="Pictures/10000201000007E0000005CEE8CF9F21.png" xlink:type="simple" xlink:show="embed" xlink:actuate="onLoad"/></draw:frame>Ein VEGA-Spiel in voller Fahrt</text:p>
      <text:p text:style-name="Standard">VEGA ist ein rundenbasiertes Strategiespiel für zwei bis sechs Spieler im 80er-Jahre-Retro-Look. Schließlich gibt es das Spiel schon seit 1989. Erobern Sie mit Ihren Raumschiffen möglichst viele Planeten. Kämpfen Sie allein oder schließen Sie Bündnisse mit Ihren Mitspielern und gehen Sie gemeinsam auf Eroberungstour. <text:s/>Sie brauchen strategisches und diplomatisches Geschick und ein klein wenig Glück, um sich im Weltall zu behaupten. Es stehen Ihnen verschiedene Raumschifftypen mit speziellen Fähigkeiten zur Verfügung. Ihre Planeten können Sie ausbauen, um deren Produktionskapazität und Verteidigungsstärke zu erhöhen. Es gewinnen die Spieler, die nach Ablauf der vereinbarten Spielzeit die meisten Planeten besitzen.</text:p>
      <text:p text:style-name="Standard">VEGA können Sie auf verschiedene Arten spielen:</text:p>
      <text:list xml:id="list3420339974504661629" text:style-name="L2">
        <text:list-item>
          <text:p text:style-name="P21">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21">Als E-Mail-Spiel. Die Spieler geben ihre Spielzüge an ihren eigenen Rechnern ein und schicken sie per E-Mail an den Spielleiter, der wiederum die Auswertung an die Spieler per E-Mail verteilt.</text:p>
        </text:list-item>
        <text:list-item>
          <text:p text:style-name="P21"><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Spielregeln</text:h>
      <text:h text:style-name="Heading_20_2" text:outline-level="2">Spielablauf</text:h>
      <text:p text:style-name="Standard">VEGA ist rundenbasiert. Eine Runde heißt Jahr. Zu Jahresbeginn geben alle Spieler ihre Spielzüge ein, danach bewegt der Computer die Raumschiffe in 365 Tagesschritten. Das Spiel beginnt im Jahr 1 und endet nach einer vereinbaren Anzahl von Jahren oder wenn nur noch ein Spieler übrig ist. Während der Zugeingabe können die Spieler Raumschiffe kaufen, verkaufen und starten, Planetenproduktionszahlen ändern, ihre Planeten mit Abwehrkampfschiffen ausstatten und Bündnisse mit anderen Spielern schließen oder kündigen.</text:p>
      <text:h text:style-name="Heading_20_2" text:outline-level="2">Spielfeld</text:h>
      <text:p text:style-name="Standard"><text:span text:style-name="T1">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6"><draw:image xlink:href="Pictures/200003B7000023C000001B359BC1BFBC.svm" xlink:type="simple" xlink:show="embed" xlink:actuate="onLoad"/></draw:frame>Das Spielfeld</text:p>
      <text:h text:style-name="Heading_20_2" text:outline-level="2">Raumschiffe</text:h>
      <text:p text:style-name="Standard"><text:span text:style-name="T1">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3">Typ</text:p>
            </table:table-cell>
            <table:table-cell table:style-name="Tabelle2.A1" office:value-type="string">
              <text:p text:style-name="P13">Symbol</text:p>
            </table:table-cell>
            <table:table-cell table:style-name="Tabelle2.A1" office:value-type="string">
              <text:p text:style-name="P13">Geschwindigkeit</text:p>
            </table:table-cell>
            <table:table-cell table:style-name="Tabelle2.A1" office:value-type="string">
              <text:p text:style-name="P13">Preis</text:p>
            </table:table-cell>
            <table:table-cell table:style-name="Tabelle2.E1" office:value-type="string">
              <text:p text:style-name="P13">Beschreibung</text:p>
            </table:table-cell>
          </table:table-row>
        </table:table-header-rows>
        <table:table-row>
          <table:table-cell table:style-name="Tabelle2.A2" office:value-type="string">
            <text:p text:style-name="P12">Kampfschiffe</text:p>
          </table:table-cell>
          <table:table-cell table:style-name="Tabelle2.A2" office:value-type="string">
            <text:p text:style-name="P12"><draw:frame draw:style-name="fr2" draw:name="Grafik10" text:anchor-type="as-char" svg:width="0.499cm" svg:height="0.499cm" draw:z-index="7"><draw:image xlink:href="Pictures/200000190000044D0000044DFB746432.svm" xlink:type="simple" xlink:show="embed" xlink:actuate="onLoad"/></draw:frame></text:p>
          </table:table-cell>
          <table:table-cell table:style-name="Tabelle2.A2" office:value-type="string">
            <text:p text:style-name="P12">2c</text:p>
          </table:table-cell>
          <table:table-cell table:style-name="Tabelle2.A2" office:value-type="string">
            <text:p text:style-name="P12">1 $</text:p>
          </table:table-cell>
          <table:table-cell table:style-name="Tabelle2.E2" office:value-type="string">
            <text:p text:style-name="P12">Nur Kampfschiffe können Planeten erobern und verteidigen. Starten Sie Kampfschiffe als Flotten aus einem bis unendlich vielen Schiffen.</text:p>
            <text:p text:style-name="P12">In der Auswertung des zehnten Jahres und dann weiter alle fünf Jahre startet VEGA eine neutrale Kampfschiffflotte, die von einem zufällig ausgewählten Startsektor zu einem zufälligen ausgewählten Zielplaneten fliegt. Wenn die neutrale Flotte einen Planeten erobert, wird dieser wieder neutral und seine $-Produktion halbiert sich.</text:p>
          </table:table-cell>
        </table:table-row>
        <table:table-row>
          <table:table-cell table:style-name="Tabelle2.A2" office:value-type="string">
            <text:p text:style-name="P12">Spion</text:p>
          </table:table-cell>
          <table:table-cell table:style-name="Tabelle2.A2" office:value-type="string">
            <text:p text:style-name="P12"><draw:frame draw:style-name="fr2" draw:name="Grafik11" text:anchor-type="as-char" svg:width="0.499cm" svg:height="0.499cm" draw:z-index="8"><draw:image xlink:href="Pictures/2000000D0000044D0000044D88EC4053.svm" xlink:type="simple" xlink:show="embed" xlink:actuate="onLoad"/></draw:frame></text:p>
          </table:table-cell>
          <table:table-cell table:style-name="Tabelle2.A2" office:value-type="string">
            <text:p text:style-name="P12">2c<text:line-break/>4c</text:p>
          </table:table-cell>
          <table:table-cell table:style-name="Tabelle2.A2" office:value-type="string">
            <text:p text:style-name="P12">3-6 $</text:p>
          </table:table-cell>
          <table:table-cell table:style-name="Tabelle2.E2" office:value-type="string">
            <text:p text:style-name="P12">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2">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2">Transporter</text:p>
          </table:table-cell>
          <table:table-cell table:style-name="Tabelle2.A2" office:value-type="string">
            <text:p text:style-name="P12"><draw:frame draw:style-name="fr2" draw:name="Grafik13" text:anchor-type="as-char" svg:width="0.499cm" svg:height="0.499cm" draw:z-index="12"><draw:image xlink:href="Pictures/200000190000044D0000044D0D2910BD.svm" xlink:type="simple" xlink:show="embed" xlink:actuate="onLoad"/></draw:frame></text:p>
          </table:table-cell>
          <table:table-cell table:style-name="Tabelle2.A2" office:value-type="string">
            <text:p text:style-name="P12">2c</text:p>
          </table:table-cell>
          <table:table-cell table:style-name="Tabelle2.A2" office:value-type="string">
            <text:p text:style-name="P12">4-7 $</text:p>
          </table:table-cell>
          <table:table-cell table:style-name="Tabelle2.E2" office:value-type="string">
            <text:p text:style-name="P3">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2">Patrouillen</text:p>
          </table:table-cell>
          <table:table-cell table:style-name="Tabelle2.A2" office:value-type="string">
            <text:p text:style-name="P12"><draw:frame draw:style-name="fr2" draw:name="Grafik12" text:anchor-type="as-char" svg:width="0.499cm" svg:height="0.499cm" draw:z-index="9"><draw:image xlink:href="Pictures/200000190000044D0000044D969915EE.svm" xlink:type="simple" xlink:show="embed" xlink:actuate="onLoad"/></draw:frame></text:p>
          </table:table-cell>
          <table:table-cell table:style-name="Tabelle2.A2" office:value-type="string">
            <text:p text:style-name="P12">1c<text:line-break/>2c</text:p>
          </table:table-cell>
          <table:table-cell table:style-name="Tabelle2.A2" office:value-type="string">
            <text:p text:style-name="P12">12-18 $</text:p>
          </table:table-cell>
          <table:table-cell table:style-name="Tabelle2.E2" office:value-type="string">
            <text:p text:style-name="P12">Schicken Sie eine Patrouille im Modus "Einsatz" auf einen Planeten oder zu einem beliebigen Sektor. Auf ihrem Weg bewegt sie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m Folgejahr einen neuen Zielplaneten auswählen.</text:p>
            <text:p text:style-name="P12">Begegnen sich zwei gegnerische Patrouillen im Einsatz, kapert eine der beiden Patrouillen die <text:soft-page-break/>andere. Es gewinnt die Patrouille, welche die andere in einem kleineren Winkel zur Flugrichtung erfasst.</text:p>
            <text:p text:style-name="P12">Im folgenden Beispiel erfasst Patrouille P<text:span text:style-name="T4">1</text:span> Patrouille P<text:span text:style-name="T4">2</text:span> im Winkel a<text:span text:style-name="T4">1</text:span>. P<text:span text:style-name="T4">2</text:span> erfasst P<text:span text:style-name="T4">1</text:span> im Winkel a<text:span text:style-name="T4">2</text:span>. Weil a<text:span text:style-name="T4">1</text:span> kleiner als a<text:span text:style-name="T4">2 </text:span>ist, gewinnt P<text:span text:style-name="T4">1</text:span>. Sind die Winkel gleich, entscheidet der Zufall.</text:p>
            <text:p text:style-name="P12"><draw:frame draw:style-name="fr1" draw:name="Grafik7" text:anchor-type="paragraph" svg:width="4.701cm" svg:height="3.986cm" draw:z-index="4"><draw:image xlink:href="Pictures/200000C40000125D00000F9294A1D933.svm" xlink:type="simple" xlink:show="embed" xlink:actuate="onLoad"/></draw:frame>Wenn eine Patrouille einen fremden Planeten erreicht, geht sie verloren. Erreicht eine Patrouille einen Ihrer Planeten, können Sie sie von dort aus wieder einsetzen.</text:p>
            <text:p text:style-name="P12">Ist das Ziel der Patrouille ein Sektor und kein Planet, kehrt die Patrouille um und fliegt den Weg zu ihrem Startplaneten zurück. Auch auf dem Rückweg kann sie fremde Raumschiffe kapern.</text:p>
            <text:p text:style-name="P12">Patrouillen können Sie auch zu einem anderen Planeten transferieren. Transferierte Patrouillen bewegen sich mit doppelter Lichtgeschwindigkeit, aber kapern dabei keine Schiffe.</text:p>
          </table:table-cell>
        </table:table-row>
        <table:table-row>
          <table:table-cell table:style-name="Tabelle2.A2" office:value-type="string">
            <text:p text:style-name="P12">50er-/ 100er-/<text:line-break/>250er-/<text:line-break/>500er-<text:line-break/>Minen</text:p>
          </table:table-cell>
          <table:table-cell table:style-name="Tabelle2.A2" office:value-type="string">
            <text:p text:style-name="P12"><draw:frame draw:style-name="fr2" draw:name="Grafik20" text:anchor-type="as-char" svg:width="0.499cm" svg:height="0.499cm" draw:z-index="10"><draw:image xlink:href="Pictures/200000190000044D0000044D1A1A06AC.svm" xlink:type="simple" xlink:show="embed" xlink:actuate="onLoad"/></draw:frame></text:p>
          </table:table-cell>
          <table:table-cell table:style-name="Tabelle2.A2" office:value-type="string">
            <text:p text:style-name="P12">2c</text:p>
          </table:table-cell>
          <table:table-cell table:style-name="Tabelle2.A2" office:value-type="string">
            <text:p text:style-name="P14">12-17 $<text:line-break/>20-25 $ 40-47 $ 60-70 $</text:p>
          </table:table-cell>
          <table:table-cell table:style-name="Tabelle2.E2" office:value-type="string">
            <text:p text:style-name="P3">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3">Minen können Sie auf einen Ihrer Planeten transferieren, um sie von dort einzusetzen.</text:p>
          </table:table-cell>
        </table:table-row>
        <table:table-row>
          <table:table-cell table:style-name="Tabelle2.A2" office:value-type="string">
            <text:p text:style-name="P12">Minenräumer</text:p>
          </table:table-cell>
          <table:table-cell table:style-name="Tabelle2.A2" office:value-type="string">
            <text:p text:style-name="P12"><draw:frame draw:style-name="fr2" draw:name="Grafik21" text:anchor-type="as-char" svg:width="0.499cm" svg:height="0.499cm" draw:z-index="11"><draw:image xlink:href="Pictures/2000000D0000044D0000044D7B9A8B55.svm" xlink:type="simple" xlink:show="embed" xlink:actuate="onLoad"/></draw:frame></text:p>
          </table:table-cell>
          <table:table-cell table:style-name="Tabelle2.A2" office:value-type="string">
            <text:p text:style-name="P12">1c<text:line-break/>2c</text:p>
          </table:table-cell>
          <table:table-cell table:style-name="Tabelle2.A2" office:value-type="string">
            <text:p text:style-name="P14">20-28 $</text:p>
          </table:table-cell>
          <table:table-cell table:style-name="Tabelle2.E2" office:value-type="string">
            <text:p text:style-name="P3">Schicken Sie einen Minenräumer zu einem Sektor oder auf einen Planeten. Auf dem Weg dorthin be<text:soft-page-break/>freit er mit einfacher Lichtgeschwindigkeit alle durchflogenen Sektoren von Minen. Ist das Ziel des Minenräumers ein Sektor, dreht er dort um und fliegt mit zweifacher Lichtgeschwindigkeit zu seinem Startplaneten zurück. Auf dem Rückweg räumt der Minenräumer keine Minen mehr.</text:p>
            <text:p text:style-name="P3">Minenräumer können Sie auf einen Ihrer Planeten transferieren, um ihn von dort einzusetzen.</text:p>
          </table:table-cell>
        </table:table-row>
        <table:table-row>
          <table:table-cell table:style-name="Tabelle2.A2" office:value-type="string">
            <text:p text:style-name="P12">Das Schwarze Loch</text:p>
          </table:table-cell>
          <table:table-cell table:style-name="Tabelle2.A2" office:value-type="string">
            <text:p text:style-name="P12"><draw:frame draw:style-name="fr2" draw:name="Grafik6" text:anchor-type="as-char" svg:width="0.499cm" svg:height="0.499cm" draw:z-index="13"><draw:image xlink:href="Pictures/20000013000004E3000004E3677525F4.svm" xlink:type="simple" xlink:show="embed" xlink:actuate="onLoad"/></draw:frame></text:p>
          </table:table-cell>
          <table:table-cell table:style-name="Tabelle2.A2" office:value-type="string">
            <text:p text:style-name="P12">2c</text:p>
          </table:table-cell>
          <table:table-cell table:style-name="Tabelle2.A2" office:value-type="string">
            <text:p text:style-name="P14">-</text:p>
          </table:table-cell>
          <table:table-cell table:style-name="Tabelle2.E2" office:value-type="string">
            <text:p text:style-name="P3">In der Auswertung des achten Jahres taucht das Schwarze Loch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erneut auf.</text:p>
          </table:table-cell>
        </table:table-row>
      </table:table>
      <text:p text:style-name="P5"/>
      <text:h text:style-name="P31" text:outline-level="2">Planeten</text:h>
      <text:p text:style-name="Standard"><text:span text:style-name="T1">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Artikel</text:p>
            </table:table-cell>
            <table:table-cell table:style-name="Tabelle1.A1" office:value-type="string">
              <text:p text:style-name="P13">Kaufpreis</text:p>
            </table:table-cell>
            <table:table-cell table:style-name="Tabelle1.A1" office:value-type="string">
              <text:p text:style-name="P13">Verkaufspreis</text:p>
            </table:table-cell>
            <table:table-cell table:style-name="Tabelle1.D1" office:value-type="string">
              <text:p text:style-name="P13">Beschreibung</text:p>
            </table:table-cell>
          </table:table-row>
        </table:table-header-rows>
        <table:table-row>
          <table:table-cell table:style-name="Tabelle1.A2" office:value-type="string">
            <text:p text:style-name="P12">$-Produktion/Jahr</text:p>
          </table:table-cell>
          <table:table-cell table:style-name="Tabelle1.B2" office:value-type="string">
            <text:p text:style-name="P12">60-90 $</text:p>
          </table:table-cell>
          <table:table-cell table:style-name="Tabelle1.B2" office:value-type="string">
            <text:p text:style-name="P12">unverkäuflich</text:p>
            <text:p text:style-name="P12"/>
          </table:table-cell>
          <table:table-cell table:style-name="Tabelle1.D2" office:value-type="string">
            <text:p text:style-name="P12">Erhöhen Sie die jährliche $-Produktion des Planeten in 5 $-Schritten auf bis zu 100 $/Jahr.</text:p>
          </table:table-cell>
        </table:table-row>
        <table:table-row>
          <table:table-cell table:style-name="Tabelle1.A2" office:value-type="string">
            <text:p text:style-name="P12">Kampfschiffproduktion/Jahr</text:p>
          </table:table-cell>
          <table:table-cell table:style-name="Tabelle1.B2" office:value-type="string">
            <text:p text:style-name="P12">kostenlos</text:p>
          </table:table-cell>
          <table:table-cell table:style-name="Tabelle1.B2" office:value-type="string">
            <text:p text:style-name="P12">kostenlos</text:p>
          </table:table-cell>
          <table:table-cell table:style-name="Tabelle1.D2" office:value-type="string">
            <text:p text:style-name="P12">Legen Sie fest, wieviele $ der jährlichen $-Produktion in die Produktion neuer Kampfschiffe fließen soll. Für jeden eingesetzten $ entsteht ein neues Kampfschiff. Der Rest wandert in den $-<text:soft-page-break/>Vorrat des Planeten.</text:p>
          </table:table-cell>
        </table:table-row>
        <table:table-row>
          <table:table-cell table:style-name="Tabelle1.B2" office:value-type="string">
            <text:p text:style-name="P12">Abwehrkampfschiffe</text:p>
          </table:table-cell>
          <table:table-cell table:style-name="Tabelle1.B2" office:value-type="string">
            <text:p text:style-name="P12">60-90 $</text:p>
          </table:table-cell>
          <table:table-cell table:style-name="Tabelle1.B2" office:value-type="string">
            <text:p text:style-name="P12">40-60 $</text:p>
          </table:table-cell>
          <table:table-cell table:style-name="Tabelle1.D2" office:value-type="string">
            <text:p text:style-name="P3">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350 Schiffen. Auf dem Planeten können Sie bis zu 700 Abwehrkampfschiffe haben. Die Abwehrkampfschiffe sind für Ihre Mitspieler nur sichtbar, wenn sie auf dem Planeten einen Spion haben oder Bündnismitglied sind.</text:p>
          </table:table-cell>
        </table:table-row>
        <table:table-row>
          <table:table-cell table:style-name="Tabelle1.B2" office:value-type="string">
            <text:p text:style-name="P12">Spione</text:p>
          </table:table-cell>
          <table:table-cell table:style-name="Tabelle1.B2" office:value-type="string">
            <text:p text:style-name="P12">3-6 $</text:p>
          </table:table-cell>
          <table:table-cell table:style-name="Tabelle1.B2" office:value-type="string">
            <text:p text:style-name="P12">2-4 $</text:p>
          </table:table-cell>
          <table:table-cell table:style-name="Tabelle1.D2" office:value-type="string">
            <text:p text:style-name="P3">Raumschiffe vom Typ "Spion".</text:p>
          </table:table-cell>
        </table:table-row>
        <table:table-row>
          <table:table-cell table:style-name="Tabelle1.B2" office:value-type="string">
            <text:p text:style-name="P12">Transporter</text:p>
          </table:table-cell>
          <table:table-cell table:style-name="Tabelle1.B2" office:value-type="string">
            <text:p text:style-name="P12">4-7 $</text:p>
          </table:table-cell>
          <table:table-cell table:style-name="Tabelle1.B2" office:value-type="string">
            <text:p text:style-name="P12">3-5 $</text:p>
          </table:table-cell>
          <table:table-cell table:style-name="Tabelle1.D2" office:value-type="string">
            <text:p text:style-name="P3">Raumschiffe vom Typ "Transporter".</text:p>
          </table:table-cell>
        </table:table-row>
        <table:table-row>
          <table:table-cell table:style-name="Tabelle1.B2" office:value-type="string">
            <text:p text:style-name="P12">Patrouillen</text:p>
          </table:table-cell>
          <table:table-cell table:style-name="Tabelle1.B2" office:value-type="string">
            <text:p text:style-name="P12">12-18 $</text:p>
          </table:table-cell>
          <table:table-cell table:style-name="Tabelle1.B2" office:value-type="string">
            <text:p text:style-name="P12">8-12 $</text:p>
          </table:table-cell>
          <table:table-cell table:style-name="Tabelle1.D2" office:value-type="string">
            <text:p text:style-name="P3">Raumschiffe vom Typ "Patrouille".</text:p>
          </table:table-cell>
        </table:table-row>
        <table:table-row>
          <table:table-cell table:style-name="Tabelle1.B2" office:value-type="string">
            <text:p text:style-name="P12">Minenräumer</text:p>
          </table:table-cell>
          <table:table-cell table:style-name="Tabelle1.B2" office:value-type="string">
            <text:p text:style-name="P12">20-28 $</text:p>
          </table:table-cell>
          <table:table-cell table:style-name="Tabelle1.B2" office:value-type="string">
            <text:p text:style-name="P12">13-19 $</text:p>
          </table:table-cell>
          <table:table-cell table:style-name="Tabelle1.D2" office:value-type="string">
            <text:p text:style-name="P3">Raumschiffe vom Typ "Minenräumer".</text:p>
          </table:table-cell>
        </table:table-row>
        <table:table-row>
          <table:table-cell table:style-name="Tabelle1.B2" office:value-type="string">
            <text:p text:style-name="P12">Minen (50)<text:line-break/>Minen (100)<text:line-break/>Minen (250)<text:line-break/>Minen (500)</text:p>
          </table:table-cell>
          <table:table-cell table:style-name="Tabelle1.B2" office:value-type="string">
            <text:p text:style-name="P12">12-17 $<text:line-break/>20-25 $<text:line-break/>40-47 $<text:line-break/>60-70 $</text:p>
          </table:table-cell>
          <table:table-cell table:style-name="Tabelle1.B2" office:value-type="string">
            <text:p text:style-name="P12">8-11 $<text:line-break/>13-17 $<text:line-break/>27-31 $<text:line-break/>40-47 $</text:p>
          </table:table-cell>
          <table:table-cell table:style-name="Tabelle1.D2" office:value-type="string">
            <text:p text:style-name="P3">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und produzieren ausschließlich neue Kampfschiffe. Von neutralen Planeten gehen keine Angriffe aus. 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3">Kennzahl</text:p>
            </table:table-cell>
            <table:table-cell table:style-name="Tabelle3.A1" office:value-type="string">
              <text:p text:style-name="P13">Planeten der Spieler</text:p>
            </table:table-cell>
            <table:table-cell table:style-name="Tabelle3.C1" office:value-type="string">
              <text:p text:style-name="P13">Neutrale Planeten</text:p>
            </table:table-cell>
          </table:table-row>
        </table:table-header-rows>
        <table:table-row>
          <table:table-cell table:style-name="Tabelle3.A2" office:value-type="string">
            <text:p text:style-name="P12">Kampfschiffe</text:p>
          </table:table-cell>
          <table:table-cell table:style-name="Tabelle3.B2" office:value-type="float" office:value="350">
            <text:p text:style-name="P12">350</text:p>
          </table:table-cell>
          <table:table-cell table:style-name="Tabelle3.C2" office:value-type="string">
            <text:p text:style-name="P12">0-10</text:p>
          </table:table-cell>
        </table:table-row>
        <table:table-row>
          <table:table-cell table:style-name="Tabelle3.A2" office:value-type="string">
            <text:p text:style-name="P12">$-Vorrat</text:p>
          </table:table-cell>
          <table:table-cell table:style-name="Tabelle3.A2" office:value-type="string">
            <text:p text:style-name="P12">30 $</text:p>
          </table:table-cell>
          <table:table-cell table:style-name="Tabelle3.C2" office:value-type="string">
            <text:p text:style-name="P12">0-5 $</text:p>
          </table:table-cell>
        </table:table-row>
        <table:table-row>
          <table:table-cell table:style-name="Tabelle3.A2" office:value-type="string">
            <text:p text:style-name="P12">$-Produktion/Jahr<text:line-break/>Kampfschiffproduktion/Jahr</text:p>
          </table:table-cell>
          <table:table-cell table:style-name="Tabelle3.A2" office:value-type="string">
            <text:p text:style-name="P12">10 $/Jahr<text:line-break/>10/Jahr</text:p>
          </table:table-cell>
          <table:table-cell table:style-name="Tabelle3.C2" office:value-type="string">
            <text:p text:style-name="P12">1-15 $/Jahr<text:line-break/>1-15/Jahr</text:p>
          </table:table-cell>
        </table:table-row>
        <table:table-row>
          <table:table-cell table:style-name="Tabelle3.A2" office:value-type="string">
            <text:p text:style-name="P12">Abwehrkampfschiffe</text:p>
          </table:table-cell>
          <table:table-cell table:style-name="Tabelle3.B2" office:value-type="float" office:value="350">
            <text:p text:style-name="P12">350</text:p>
          </table:table-cell>
          <table:table-cell table:style-name="Tabelle3.C5" office:value-type="float" office:value="0">
            <text:p text:style-name="P12">0</text:p>
          </table:table-cell>
        </table:table-row>
        <text:soft-page-break/>
        <table:table-row>
          <table:table-cell table:style-name="Tabelle3.A2" office:value-type="string">
            <text:p text:style-name="P12">Spione, Transporter, Patrouillen, Minenräumer, Minenleger</text:p>
          </table:table-cell>
          <table:table-cell table:style-name="Tabelle3.B2" office:value-type="float" office:value="0">
            <text:p text:style-name="P12">0</text:p>
          </table:table-cell>
          <table:table-cell table:style-name="Tabelle3.C5" office:value-type="float" office:value="0">
            <text:p text:style-name="P12">0</text:p>
          </table:table-cell>
        </table:table-row>
      </table:table>
      <text:p text:style-name="Standard"/>
      <text:h text:style-name="Heading_20_2" text:outline-level="2">Planeten erobern und verteidigen</text:h>
      <text:p text:style-name="Standard">Sie benötigen Kampfschiffe, um Planeten zu erobern und zu verteidigen. Die anderen Raumschifftypen können keine Planeten erobern oder verteidigen.</text:p>
      <text:p text:style-name="P4">Bei einem <text:span text:style-name="T1">Angriff auf einen Planeten</text:span> kämpfen die einzelnen Kampfschiffe des Angreifers nacheinander gegen die einzelnen Kampfschiffe auf dem Planeten, inklusive der Abwehrkampfschiffe. Ein angreifendes Schiff hat 45% Überlebenswahrscheinlichkeit, ein verteidigendes 55%. Der Kampf ist entschieden, sobald eine Partei alle Kampfschiffe verloren hat. Wenn Kampfschiffe des Angreifers übrigbleiben, übernimmt der Angreifer den Planeten mit seinen restlichen Kampfschiffen. Sie sollten also einen Planeten nur mit einer deutlichen Übermacht angreifen, um den Kampf mit hoher Wahrscheinlichkeit für sich zu entscheiden.</text:p>
      <text:p text:style-name="Standard">Während der Zugeingabe können Sie die Kampfsimulation nutzen, um sich mit dem Kampfalgorithmus vertraut zu machen.</text:p>
      <text:p text:style-name="Standard">Wenn zwei oder mehr Ihrer Kampfschiffflotten denselben Planeten am selben Tag erreichen, schließen sich diese Flotten nicht zusammen, sondern greifen nacheinander an.</text:p>
      <text:h text:style-name="Heading_20_2" text:outline-level="2">Bündnisse</text:h>
      <text:p text:style-name="Standard">Spieler können einzelne Planeten zu <text:span text:style-name="T1">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text:soft-page-break/>sen Verteidigung bei. In der nächsten Zugeingabe müssen die Kampfschiffe zu einem neuen Ziel geschickt werd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Sichtbare und unsichtbare Informationen</text:h>
      <text:p text:style-name="P6">Raumschiffe, deren Ziel, Besitzer, Stärke, Modus (Einsatz/Transfer) usw. sind für alle Spieler sichtbar, sobald sie unterwegs sind. Ebenso sehen alle Spieler, wo sich Minenfelder und das Schwarze Loch befinden und auf welchen Planeten wieviele Kampfschiffe vorhanden sind.</text:p>
      <text:p text:style-name="P6">Nur für die Besitzer der Planeten sichtbar sind deren Produktionsdaten, die Anzahl der Abwehrkampfschiffe, $-Vorrat, die dort vorhandenen übrigen Raumschifftypen und Bündnisse. Andere Spieler können diese Informationen sehen, wenn sie einen Spion auf dem Planeten haben oder Mitglied eines Bündnisses sind.</text:p>
      <text:p text:style-name="Standard">Eine übersichtliche Zusammenstellung aller Informationen erhalten Sie während der Zugeingabe in der Inventur (siehe Kapitel "Zugeingabe").</text:p>
      <text:h text:style-name="Heading_20_2" text:outline-level="2">Jahresauswertung</text:h>
      <text:p text:style-name="Standard">Nachdem alle Spieler ihre Spielzüge eingegeben haben, übernimmt der Computer und führt die Jahresauswertung durch. Die Auswertung läuft in mehreren Schritten ab:</text:p>
      <text:p text:style-name="Standard"><text:span text:style-name="T1">Schritt 1:</text:span> Die Spielzüge der Spieler werden in das Spiel eingebucht, neue Raumschiffe werden gestartet, Bündnisänderungen werden umgesetz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Punktewertung</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11"><text:soft-page-break/>Sie können also maximal 1000 Punkte erreichen, wenn Sie bei einem Spiel mit 6 Spielern 42 Planeten besitzen.</text:p>
      <text:h text:style-name="Heading_20_1" text:outline-level="1">Spielmodi</text:h>
      <text:h text:style-name="Heading_20_2" text:outline-level="2">Hot Seat</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E-Mail-Spiel</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Server-Spiel</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soft-page-break/>Bedienung und Einstellungen</text:h>
      <text:h text:style-name="Heading_20_2" text:outline-level="2">Der VEGA-Bildschirm</text:h>
      <text:p text:style-name="P9"><draw:frame draw:style-name="fr3" draw:name="Grafik4" text:anchor-type="paragraph" svg:width="17cm" svg:height="12.529cm" draw:z-index="3"><draw:image xlink:href="Pictures/10000201000007E0000005CEE8CF9F21.png" xlink:type="simple" xlink:show="embed" xlink:actuate="onLoad"/></draw:frame>Der VEGA-Bildschirm</text:p>
      <text:p text:style-name="Standard">Der VEGA-Bildschirm ist in drei Bereiche unterteilt:</text:p>
      <text:list xml:id="list8921236416635960850" text:style-name="L3">
        <text:list-item>
          <text:p text:style-name="P22">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2">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2">Frei verfügbare Kampfschiffe auf den Planeten, ohne Abwehrkampfschiffe.</text:p>
            </text:list-item>
            <text:list-item>
              <text:p text:style-name="P22">Alle Raumschiffe, die momentan unterwegs sind, geordnet nach Ankunftsdatum.</text:p>
            </text:list-item>
            <text:list-item>
              <text:p text:style-name="P22">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2"><text:soft-page-break/>Andere Raumschifftypen außer Kampfschiffe</text:p>
                </text:list-item>
                <text:list-item>
                  <text:p text:style-name="P22">Planetenproduktionsdaten und $-Vorräte</text:p>
                </text:list-item>
                <text:list-item>
                  <text:p text:style-name="P22">Abwehrkampfschiffe</text:p>
                </text:list-item>
                <text:list-item>
                  <text:p text:style-name="P22">Bündnisse</text:p>
                </text:list-item>
              </text:list>
            </text:list-item>
          </text:list>
        </text:list-item>
        <text:list-item>
          <text:p text:style-name="P22">Unterhalb von Spielfeld und Planetenliste liegt die Ein- und Ausgabekonsole. VEGA bedienen Sie allein über die Tastatur.</text:p>
        </text:list-item>
      </text:list>
      <text:h text:style-name="Heading_20_2" text:outline-level="2">Die Menüliste</text:h>
      <text:p text:style-name="Standard">In der linken oberen Ecke, hinter dem "Hamburger-Symbol", verbirgt sich die Menüliste. Die Menüpunkte sind im Einzelnen:</text:p>
      <text:list xml:id="list7581333653129985626" text:style-name="L4">
        <text:list-item>
          <text:p text:style-name="P23">Über VEGA: Zeigt die Build-Nummer und den Link auf die VEGA-Internetpräsenz an.</text:p>
        </text:list-item>
        <text:list-item>
          <text:p text:style-name="P28">Spielanleitung: Öffnet diese Spielanleitung in dem PDF-Anzeigeprogramm, das auf ihrem Rechner standardmäßig mit der Dateiendung *.pdf verknüpft ist.</text:p>
        </text:list-item>
        <text:list-item>
          <text:p text:style-name="P29">Tutorial und Demo-Spiele: Unter diesem Menüpunkt können Sie das Tutorial starten. Außerdem finden Sie dort zwei Demo-Spiele, die zeigen, wie ein weit entwickeltes VEGA-Spiel aussehen kann.</text:p>
        </text:list-item>
        <text:list-item>
          <text:p text:style-name="P23">Neues lokales Spiel: Erzeugt ein neues Spiel, das auf Ihrem Rechner läuft und dort abgespeichert wird.</text:p>
        </text:list-item>
        <text:list-item>
          <text:p text:style-name="P23">Lokales Spiel laden: Lädt ein lokales Spiel von Ihrem Rechner.</text:p>
        </text:list-item>
        <text:list-item>
          <text:p text:style-name="P23">Lokales Spiel speichern als: Speichert ein lokales Spiel auf Ihrem Rechner.</text:p>
        </text:list-item>
        <text:list-item>
          <text:p text:style-name="P29">Lokale Bestenliste: In die Bestenliste können Sie nur aufgenommen werden, wenn Sie sich bei einem lokalen Spiel der Abschlussbewertung im Hauptmenü unterziehen.</text:p>
        </text:list-item>
        <text:list-item>
          <text:p text:style-name="P29">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0">Spiele auf dem VEGA Server: Initiieren, laden und verwalten Sie Spiele auf dem VEGA Server, mit dem Sie momentan verbunden sind.</text:p>
        </text:list-item>
        <text:list-item>
          <text:p text:style-name="P29">Bestenliste auf dem VEGA Server: Sehen Sie sich hier die Bestenliste auf dem VEGA Server an.</text:p>
        </text:list-item>
        <text:list-item>
          <text:p text:style-name="P23">E-Mail schreiben: Wenn Sie ein E-Mail- oder serverbasiertes Spiel spielen, können Sie hier Kontakt zu Ihren Mitspielern und zum Spielleiter bzw. Server-Administrator aufnehmen.</text:p>
        </text:list-item>
        <text:list-item>
          <text:p text:style-name="P23">Spielparameter: Zeigt die Parameter des momentanen Spiels an. Einige Parameter können Sie auch noch nachträglich ändern.</text:p>
        </text:list-item>
        <text:list-item>
          <text:p text:style-name="P23">Ausgabefenster öffnen: Hier können Sie ein zusätzliches Ausgabefenster öffnen und dieses auf den zweiten Bildschirm schieben. Während ein Spieler am Hauptbildschirm unbeobachtet seine Spielzüge eingibt, sehen die anderen <text:soft-page-break/>Spieler im Ausgabefenster nur die Ausgangssituation zu Jahresbeginn. Die Jahresauswertung wird auf allen Bildschirmen ausgegeben.</text:p>
        </text:list-item>
        <text:list-item>
          <text:p text:style-name="P29">Webserver: Konfigurieren und aktivieren Sie den VEGA-Webserver. Mehr dazu finden Sie im entsprechenden Kapitel.</text:p>
        </text:list-item>
        <text:list-item>
          <text:p text:style-name="P23">Einstellungen</text:p>
          <text:list>
            <text:list-item>
              <text:p text:style-name="P23">Sprache/Language: VEGA gibt es auf Deutsch und Englisch.</text:p>
            </text:list-item>
            <text:list-item>
              <text:p text:style-name="P23">VEGA Server-Zugangsdaten: Hinterlegen Sie hier die Zugangsdaten für einen VEGA Server, der serverbasierte Spiele für Sie bereitstellt.</text:p>
            </text:list-item>
            <text:list-item>
              <text:p text:style-name="P23">VEGA Server verwalten: Wenn Sie einen VEGA Server als Administrator betreiben, können Sie ihn hier steuern und z.B. neue Benutzer anlegen.</text:p>
            </text:list-item>
            <text:list-item>
              <text:p text:style-name="P29">VEGA Display-Server: Hier aktivieren Sie VEGA als VEGA Display-Server, um Ihren Bildschirm auf VEGA Display-Rechner übertragen zu können.</text:p>
            </text:list-item>
          </text:list>
        </text:list-item>
        <text:list-item>
          <text:p text:style-name="P23">VEGA verlassen: Beendet VEGA.</text:p>
        </text:list-item>
      </text:list>
      <text:h text:style-name="Heading_20_2" text:outline-level="2">Spielparameter</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xml:id="list4055425854727495724" text:style-name="L5">
        <text:list-item>
          <text:p text:style-name="P24">Unter "Jahre" stellen Sie das Jahr ein, in dem die letzte Auswertung erfolgt. Wenn Sie "Unendlich" wählen, spielen Sie so lange, bis nur noch ein Spieler übrig ist.</text:p>
        </text:list-item>
        <text:list-item>
          <text:p text:style-name="P24">"E-Mail-Modus": Hiermit schalten Sie ein lokales Spiel in den E-Mail-Modus.</text:p>
        </text:list-item>
        <text:list-item>
          <text:p text:style-name="P24">"Auto-Save": Immer, wenn ein Spieler seine Zugeingabe abgeschlossen hat, und nach jeder Jahresauswertung speichert VEGA den Spielstand automatisch ab.</text:p>
        </text:list-item>
      </text:list>
      <text:h text:style-name="Heading_20_2" text:outline-level="2">Hauptmenü</text:h>
      <text:p text:style-name="Standard">Vom Hauptmenü aus beginnen die Spieler mit der Zugeingabe. Außerdem können Sie von hier Spielinformationen abrufen. Abhängig von Jahr und Spielmodus sind eventuell nicht alle Menüpunkte sichtbar.</text:p>
      <text:list xml:id="list6870171956608610145" text:style-name="L6">
        <text:list-item>
          <text:p text:style-name="P25">Mit den Tasten 1 bis 6 wählen Sie den Spieler aus, der als nächstes seine Spielzüge eingeben soll. Wenn Sie die Tabulator-Taste drücken, wählt VEGA einen zufälligen Spieler aus.</text:p>
        </text:list-item>
        <text:list-item>
          <text:p text:style-name="P25">Wiederholung: Die letzte Jahresauswertung wird wiederholt.</text:p>
        </text:list-item>
        <text:list-item>
          <text:p text:style-name="P25">Statistik: Sie sehen die Entwicklung von Punkten, Kampfschiffen, Planeten und $-Produktionen der letzten Jahre grafisch dargestellt. Da die $-Produktionen in einem laufenden Spiel sensible Informationen darstellen, <text:soft-page-break/>sollten Sie die Statistik nur mit Zustimmung aller Mitspieler öffnen. Bei einem E-Mail- oder serverbasierten Spiel sehen Sie die $-Produktionen erst nach Abschluss des Spiels.</text:p>
        </text:list-item>
        <text:list-item>
          <text:p text:style-name="P25">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25">E-Mail-Aktionen: Wenn Sie Spielleiter eines E-Mail-Spiels sind, können Sie hier den Spielstand an die Mitspieler schicken und die Spielzüge der Mitspieler importieren.</text:p>
        </text:list-item>
        <text:list-item>
          <text:p text:style-name="P25">Abschließen: Hiermit schließen Sie vor dem Erreichen des in den Spielparametern eingestellten letzten Auswertungsjahres das Spiel ab.</text:p>
        </text:list-item>
      </text:list>
      <text:h text:style-name="Heading_20_2" text:outline-level="2">Zugeingabe</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xml:id="list4202627185396841475" text:style-name="L7">
        <text:list-item>
          <text:p text:style-name="P26">Fertig: Damit schließen Sie Ihre Zugeingabe ab. Danach gibt es kein Zurück mehr, und die Raumschiffe fliegen unwiderruflich ihrem Ziel entgegen.</text:p>
        </text:list-item>
        <text:list-item>
          <text:p text:style-name="P26">Undo: Sie können alle Spielzüge eines Jahres schrittweise rückgängig machen und wieder ins Hauptmenü zurückgelangen.</text:p>
        </text:list-item>
        <text:list-item>
          <text:p text:style-name="P26">Kampfschiffe / Bündnisflotte / Spion / Patrouille / Transporter / Mine / Minenräumer: Damit starten Sie Raumschiffe des gewählten Typs.</text:p>
        </text:list-item>
        <text:list-item>
          <text:p text:style-name="P26">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26">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26"><text:soft-page-break/>Mehr...: Einige Menüpunkte wurden aus Platzgründen in ein weiteres Menü ausgelagert:</text:p>
          <text:list>
            <text:list-item>
              <text:p text:style-name="P26">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26">Raumschiffe aus-/einblenden: Um auf dem Spielfeld die Dichte der dargestellten Informationen zu reduzieren, können Sie die Raumschiffe einzelner oder aller Spieler während Ihrer Zugeingabe aus- und einblenden.</text:p>
            </text:list-item>
            <text:list-item>
              <text:p text:style-name="P26">Statistik: Hier können Sie, wie im Hauptmenü, die Entwicklung von Punkten, Kampfschiffen und Planeten über die letzten Jahre sehen.</text:p>
            </text:list-item>
            <text:list-item>
              <text:p text:style-name="P26">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26">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26">Kampfsimulation: Hier können Sie den Kampfalgorithmus von VEGA kennenlernen.</text:p>
            </text:list-item>
          </text:list>
        </text:list-item>
      </text:list>
      <text:h text:style-name="Heading_20_1" text:outline-level="1">Systemanforderungen, Installation und Ausführung</text:h>
      <text:p text:style-name="P11">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text:soft-page-break/>java -jar VegaDisplay.jar</text:p>
      <text:p text:style-name="P3">Den VEGA Server müssen Sie immer über ein Terminalfenster starten:</text:p>
      <text:p text:style-name="P1">java -jar VegaServer.jar</text:p>
      <text:p text:style-name="Standard">Wenn es einen neuen VEGA-Build gibt, ersetzen Sie einfach die drei genannten jar-Files.</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xml:id="list533147033248479685" text:style-name="L8">
        <text:list-item>
          <text:p text:style-name="P27">Öffnen Sie den Windows Explorer und suchen Sie nach der Datei "javaw.exe". Diese finden Sie im Unterordner "bin" im Installationsverzeichnis Ihres Java JDK/JRE.</text:p>
        </text:list-item>
        <text:list-item>
          <text:p text:style-name="P27">Klicken Sie mit der rechten Maustaste auf die Datei "javaw.exe" und wählen Sie "Eigenschaften".</text:p>
        </text:list-item>
        <text:list-item>
          <text:p text:style-name="P27">Im Tabreiter "Kompatibilität" ändern Sie die Einstellungen für hohe DPI-Einstellungen wie folgt:</text:p>
          <text:p text:style-name="P27"><draw:frame draw:style-name="fr4" draw:name="Grafik8" text:anchor-type="as-char" svg:width="15.642cm" svg:height="10.179cm" draw:z-index="1"><draw:image xlink:href="Pictures/1000020100000330000002137E8D83EF.png" xlink:type="simple" xlink:show="embed" xlink:actuate="onLoad"/></draw:frame></text:p>
        </text:list-item>
      </text:list>
      <text:h text:style-name="Heading_20_1" text:outline-level="1">Der VEGA Webserver</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text:soft-page-break/>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VEGA Display</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4">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4">PDF-Dokumente, wie diese Spielanleitung, die Inventur eines Spielers oder die Distanzmatrix, öffnen sich nur auf dem Bildschirm (VEGA oder VEGA Display), auf dem sie der Benutzer angefordert hat.</text:p>
      <text:p text:style-name="P4">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text:soft-page-break/>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VEGA Server</text:h>
      <text:h text:style-name="Heading_20_2" text:outline-level="2">Funktionsweise</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2" text:outline-level="2">Einrichten eines <text:span text:style-name="T2">VEGA </text:span>Servers</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soft-page-break/>Verwalten eines VEGA Servers</text:h>
      <text:p text:style-name="Standard">Als Admin benutzen Sie das Programm Vega.jar zur Serververwaltung. Dort klicken Sie im Menü auf "Einstellungen &gt; VEGA Server verwalten (Administrator)". Beim ersten Mal müssen Sie die Admin-Anmeldedaten angeben. Diese finden Sie auf dem VEGA Server-Rechner. Im Verzeichnis, in dem sich VegaServer.jar befindet, hat der VEGA Server beim ersten Start ein Unterverzeichnis namens "ServerData" angelegt. Gehen Sie in dieses Verzeichnis und kopieren Sie die Datei "_ADMIN_[ServerUrl]_[ServerPort]" auf den Rechner, auf dem Sie Vega.jar ausführen. Wählen Sie im Dialog "VEGA Server verwalten" im Tab "Admin-Authentifizierung" diese Datei aus und führen Sie einen Verbindungstest aus.</text:p>
      <text:p text:style-name="Standard">Im Tab "Server-Status" finden Sie Informationen über den Server. Sie können hier den Server herunterfahren; neu starten müssen Sie ihn allerdings auf dem Serverrechner. Außerdem können Sie hier das Server-Log herunterladen und den Detaillierungsgrad ("Log-Level") des Server-Logs ändern.</text:p>
      <text:h text:style-name="Heading_20_2" text:outline-level="2">User anlegen</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erfragen Sie vom zukünftigen User die E-Mail-Adresse und vereinbaren mit ihm ein Aktivierungspasswort.</text:p>
      <text:p text:style-name="Standard">Als Admin navigieren Sie im Programm Vega.jar in die Menüliste zu "Einstellungen &gt; VEGA Server verwalten &gt; User".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text:p>
      <text:p text:style-name="Standard">Zum Entschlüsseln der Aktivierungsdaten muss der User das Aktivierungspasswort eingeben. Danach wählt er einen Ablageort für die Datei mit den Anmeldedaten aus. Wenn der User zuletzt noch die Serververbindung aktiviert, kann er mit dem Spielen losleg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User ändern</text:h>
      <text:p text:style-name="Standard">Einer Ihrer User hat eine neue E-Mail-Adresse oder einen neuen Namen? Kein Problem: Navigieren Sie in der Menüliste zu "Einstellungen &gt; VEGA Server verwalten <text:s/>&gt; User" und wählen Sie den User aus der User-Liste. Daraufhin können Sie Name und E-Mail ändern, nicht jedoch seine User-ID.</text:p>
      <text:p text:style-name="Standard">Sollte ein User seine lokale Datei mit den Anmeldedaten verlieren, wählen Sie das Ankreuzfeld "Anmeldedaten erneuern". Daraufhin wird für den User ein neues Zertifikatsschlüsselpaar angelegt. Der User muss daraufhin neu aktiviert werden.</text:p>
      <text:h text:style-name="Heading_20_2" text:outline-level="2"><text:soft-page-break/>User löschen</text:h>
      <text:p text:style-name="Standard">Wenn Sie einen User vom Server entfernen wollen, können Sie das ebenfalls in der Menüliste unter dem Navigationspfad "Einstellungen &gt; VEGA Server verwalten &gt; User" vornehmen.</text:p>
      <text:p text:style-name="Standard">Der User wird aus allen Spielen entfernt und durch einen Spieler namens "_DELETED_" ersetzt. Wenn der User noch an laufenden Spielen teilnimmt, werden alle seine Spielzüge gelöscht und durch einen einzigen Spielzug "Kapitulation" ersetzt.</text:p>
      <text:h text:style-name="Heading_20_2" text:outline-level="2">Tipps und Tricks für den Server-Admin</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Serverbasierte Spiele initiieren und spielen</text:h>
      <text:p text:style-name="Standard">Als User richten Sie Ihren Zugang zum Server in der Menüliste unter "Einstellungen &gt; VEGA Server-Zugangsdate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 Sobald Nachrichten vom Server heruntergeladen wurden, gehen sie verloren, wenn Sie VEGA schließen.</text:p>
      <text:h text:style-name="Heading_20_1" text:outline-level="1"><text:soft-page-break/>VEGA-Historie (oder: "Opa erzählt von damals")</text:h>
      <text:p text:style-name="P10">--++&gt;&gt;-o-&lt;&lt;++--</text:p>
      <text:p text:style-name="Opa">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Opa">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10">--++&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9"><draw:frame draw:style-name="fr1" draw:name="Grafik3" text:anchor-type="paragraph" svg:width="11.936cm" svg:height="7.597cm" draw:z-index="2"><draw:image xlink:href="Pictures/10000201000005180000033E252E1539.png" xlink:type="simple" xlink:show="embed" xlink:actuate="onLoad"/></draw:frame><text:soft-page-break/>VEGA auf einem Atari ST, entwickelt von 1989 bis 1992 mit GFA-BASIC. Haben Sie bemerkt, dass es sich um dasselbe Spiel handelt wie in den obigen Screenshots? Sie finden es im heutigen VEGA als "Demo-Spiel 1"</text:p>
      <text:p text:style-name="P8"><draw:frame draw:style-name="fr1" draw:name="Grafik5" text:anchor-type="paragraph" svg:width="12.979cm" svg:height="9.714cm" draw:z-index="5"><draw:image xlink:href="Pictures/1000020100000500000003BE557FD67C.png" xlink:type="simple" xlink:show="embed" xlink:actuate="onLoad"/></draw:frame>Dasselbe "Demo-Spiel 1" auf VEGA unter Windows 3.1 (1992-2003), entwickelt mit GFA-BASIC für Windows.</text:p>
      <text:h text:style-name="Heading_20_1" text:outline-level="1">Abschließende Worte</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text:soft-page-break/>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fo:text-align="justify" style:justify-single-word="false" fo:orphans="2" fo:widows="2" fo:hyphenation-ladder-count="no-limit" style:page-number="auto"/>
      <style:text-properties style:font-name="JetBrains Mono"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JetBrains Mono" fo:font-size="10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fo:text-indent="0cm" style:auto-text-indent="false" style:page-number="auto"/>
      <style:text-properties style:font-name="JetBrains Mono1"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style>
    <style:style style:name="Contents_20_Heading" style:display-name="Contents Heading" style:family="paragraph" style:parent-style-name="Heading" style:class="index">
      <style:paragraph-properties fo:margin-left="0cm" fo:margin-right="0cm" fo:margin-top="0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eite <text:page-number text:select-page="current">24</text:page-number> von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hweitzer</meta:initial-creator>
    <meta:creation-date>2019-05-30T08:47:10</meta:creation-date>
    <dc:date>2024-01-04T14:13:19</dc:date>
    <dc:creator>Michael Schweitzer</dc:creator>
    <meta:editing-duration>P18DT11H55M33S</meta:editing-duration>
    <meta:editing-cycles>1622</meta:editing-cycles>
    <meta:generator>OpenOffice/4.1.14$Unix OpenOffice.org_project/4114m1$Build-9811</meta:generator>
    <meta:document-statistic meta:table-count="3" meta:image-count="14" meta:object-count="0" meta:page-count="24" meta:paragraph-count="393" meta:word-count="7278" meta:character-count="51661"/>
  </office:meta>
</office:document-meta>
</file>